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Table1" style:family="table">
      <style:table-properties style:width="6.4201in" style:rel-width="90%" table:align="left"/>
    </style:style>
    <style:style style:name="Table1.A" style:family="table-column">
      <style:table-column-properties style:column-width="6.4201in" style:rel-column-width="58977*"/>
    </style:style>
    <style:style style:name="Table1.A1" style:family="table-cell">
      <style:table-cell-properties style:vertical-align="middle"/>
    </style:style>
    <style:style style:name="Table2" style:family="table">
      <style:table-properties style:width="6.4201in" style:rel-width="90%" table:align="left"/>
    </style:style>
    <style:style style:name="Table2.A" style:family="table-column">
      <style:table-column-properties style:column-width="6.4201in" style:rel-column-width="58977*"/>
    </style:style>
    <style:style style:name="Table2.A1" style:family="table-cell">
      <style:table-cell-properties style:vertical-align="middle"/>
    </style:style>
    <style:style style:name="Table3" style:family="table">
      <style:table-properties style:width="6.4201in" style:rel-width="90%" table:align="left"/>
    </style:style>
    <style:style style:name="Table3.A" style:family="table-column">
      <style:table-column-properties style:column-width="6.4201in" style:rel-column-width="58977*"/>
    </style:style>
    <style:style style:name="Table3.A1" style:family="table-cell">
      <style:table-cell-properties style:vertical-align="middle"/>
    </style:style>
    <style:style style:name="Table4" style:family="table">
      <style:table-properties style:width="6.4201in" style:rel-width="90%" table:align="left"/>
    </style:style>
    <style:style style:name="Table4.A" style:family="table-column">
      <style:table-column-properties style:column-width="6.4201in" style:rel-column-width="58977*"/>
    </style:style>
    <style:style style:name="Table4.A1" style:family="table-cell">
      <style:table-cell-properties style:vertical-align="middle"/>
    </style:style>
    <style:style style:name="Table5" style:family="table">
      <style:table-properties style:width="6.4201in" style:rel-width="90%" table:align="left"/>
    </style:style>
    <style:style style:name="Table5.A" style:family="table-column">
      <style:table-column-properties style:column-width="6.4201in" style:rel-column-width="58977*"/>
    </style:style>
    <style:style style:name="Table5.A1" style:family="table-cell">
      <style:table-cell-properties style:vertical-align="middle"/>
    </style:style>
    <style:style style:name="Table6" style:family="table">
      <style:table-properties style:width="6.4201in" style:rel-width="90%" table:align="left"/>
    </style:style>
    <style:style style:name="Table6.A" style:family="table-column">
      <style:table-column-properties style:column-width="6.4201in" style:rel-column-width="58977*"/>
    </style:style>
    <style:style style:name="Table6.A1" style:family="table-cell">
      <style:table-cell-properties style:vertical-align="middle"/>
    </style:style>
    <style:style style:name="Table7" style:family="table">
      <style:table-properties style:width="6.4201in" style:rel-width="90%" table:align="left"/>
    </style:style>
    <style:style style:name="Table7.A" style:family="table-column">
      <style:table-column-properties style:column-width="6.4201in" style:rel-column-width="58977*"/>
    </style:style>
    <style:style style:name="Table7.A1" style:family="table-cell">
      <style:table-cell-properties style:vertical-align="middle"/>
    </style:style>
    <style:style style:name="Table8" style:family="table">
      <style:table-properties style:width="6.4201in" style:rel-width="90%" table:align="left"/>
    </style:style>
    <style:style style:name="Table8.A" style:family="table-column">
      <style:table-column-properties style:column-width="6.4201in" style:rel-column-width="58977*"/>
    </style:style>
    <style:style style:name="Table8.A1" style:family="table-cell">
      <style:table-cell-properties style:vertical-align="middle"/>
    </style:style>
    <style:style style:name="Table9" style:family="table">
      <style:table-properties style:width="6.4201in" style:rel-width="90%" table:align="left"/>
    </style:style>
    <style:style style:name="Table9.A" style:family="table-column">
      <style:table-column-properties style:column-width="6.4201in" style:rel-column-width="58977*"/>
    </style:style>
    <style:style style:name="Table9.A1" style:family="table-cell">
      <style:table-cell-properties style:vertical-align="middle"/>
    </style:style>
    <style:style style:name="Table10" style:family="table">
      <style:table-properties style:width="6.4201in" style:rel-width="90%" table:align="left"/>
    </style:style>
    <style:style style:name="Table10.A" style:family="table-column">
      <style:table-column-properties style:column-width="6.4201in" style:rel-column-width="58977*"/>
    </style:style>
    <style:style style:name="Table10.A1" style:family="table-cell">
      <style:table-cell-properties style:vertical-align="middle"/>
    </style:style>
    <style:style style:name="Table11" style:family="table">
      <style:table-properties style:width="6.4201in" style:rel-width="90%" table:align="left"/>
    </style:style>
    <style:style style:name="Table11.A" style:family="table-column">
      <style:table-column-properties style:column-width="6.4201in" style:rel-column-width="58977*"/>
    </style:style>
    <style:style style:name="Table11.A1" style:family="table-cell">
      <style:table-cell-properties style:vertical-align="middle"/>
    </style:style>
    <style:style style:name="Table12" style:family="table">
      <style:table-properties style:width="6.4201in" style:rel-width="90%" table:align="left"/>
    </style:style>
    <style:style style:name="Table12.A" style:family="table-column">
      <style:table-column-properties style:column-width="6.4201in" style:rel-column-width="58977*"/>
    </style:style>
    <style:style style:name="Table12.A1" style:family="table-cell">
      <style:table-cell-properties style:vertical-align="middle"/>
    </style:style>
    <style:style style:name="Table13" style:family="table">
      <style:table-properties style:width="6.4201in" style:rel-width="90%" table:align="left"/>
    </style:style>
    <style:style style:name="Table13.A" style:family="table-column">
      <style:table-column-properties style:column-width="6.4201in" style:rel-column-width="58977*"/>
    </style:style>
    <style:style style:name="Table13.A1" style:family="table-cell">
      <style:table-cell-properties style:vertical-align="middle"/>
    </style:style>
    <style:style style:name="Table14" style:family="table">
      <style:table-properties style:width="6.4201in" style:rel-width="90%" table:align="left"/>
    </style:style>
    <style:style style:name="Table14.A" style:family="table-column">
      <style:table-column-properties style:column-width="6.4201in" style:rel-column-width="58977*"/>
    </style:style>
    <style:style style:name="Table14.A1" style:family="table-cell">
      <style:table-cell-properties style:vertical-align="middle"/>
    </style:style>
    <style:style style:name="Table15" style:family="table">
      <style:table-properties style:width="6.4201in" style:rel-width="90%" table:align="left"/>
    </style:style>
    <style:style style:name="Table15.A" style:family="table-column">
      <style:table-column-properties style:column-width="6.4201in" style:rel-column-width="58977*"/>
    </style:style>
    <style:style style:name="Table15.A1" style:family="table-cell">
      <style:table-cell-properties style:vertical-align="middle"/>
    </style:style>
    <style:style style:name="Table16" style:family="table">
      <style:table-properties style:width="6.4201in" style:rel-width="90%" table:align="left"/>
    </style:style>
    <style:style style:name="Table16.A" style:family="table-column">
      <style:table-column-properties style:column-width="6.4201in" style:rel-column-width="58977*"/>
    </style:style>
    <style:style style:name="Table16.A1" style:family="table-cell">
      <style:table-cell-properties style:vertical-align="middle"/>
    </style:style>
    <style:style style:name="Table17" style:family="table">
      <style:table-properties style:width="6.4201in" style:rel-width="90%" table:align="left"/>
    </style:style>
    <style:style style:name="Table17.A" style:family="table-column">
      <style:table-column-properties style:column-width="6.4201in" style:rel-column-width="58977*"/>
    </style:style>
    <style:style style:name="Table17.A1" style:family="table-cell">
      <style:table-cell-properties style:vertical-align="middle"/>
    </style:style>
    <style:style style:name="Table18" style:family="table">
      <style:table-properties style:width="6.4201in" style:rel-width="90%" table:align="left"/>
    </style:style>
    <style:style style:name="Table18.A" style:family="table-column">
      <style:table-column-properties style:column-width="6.4201in" style:rel-column-width="58977*"/>
    </style:style>
    <style:style style:name="Table18.A1" style:family="table-cell">
      <style:table-cell-properties style:vertical-align="middle"/>
    </style:style>
    <style:style style:name="Table19" style:family="table">
      <style:table-properties style:width="6.4201in" style:rel-width="90%" table:align="left"/>
    </style:style>
    <style:style style:name="Table19.A" style:family="table-column">
      <style:table-column-properties style:column-width="6.4201in" style:rel-column-width="58977*"/>
    </style:style>
    <style:style style:name="Table19.A1" style:family="table-cell">
      <style:table-cell-properties style:vertical-align="middle"/>
    </style:style>
    <style:style style:name="Table20" style:family="table">
      <style:table-properties style:width="6.4201in" style:rel-width="90%" table:align="left"/>
    </style:style>
    <style:style style:name="Table20.A" style:family="table-column">
      <style:table-column-properties style:column-width="6.4201in" style:rel-column-width="58977*"/>
    </style:style>
    <style:style style:name="Table20.A1" style:family="table-cell">
      <style:table-cell-properties style:vertical-align="middle"/>
    </style:style>
    <style:style style:name="Table21" style:family="table">
      <style:table-properties style:width="7.4083in" table:align="left"/>
    </style:style>
    <style:style style:name="Table21.A" style:family="table-column">
      <style:table-column-properties style:column-width="7.4083in"/>
    </style:style>
    <style:style style:name="Table21.A1" style:family="table-cell">
      <style:table-cell-properties style:vertical-align="middle"/>
    </style:style>
    <style:style style:name="P1" style:family="paragraph" style:parent-style-name="Quotations">
      <style:paragraph-properties>
        <style:tab-stops>
          <style:tab-stop style:position="0in"/>
        </style:tab-stops>
      </style:paragraph-properties>
    </style:style>
    <style:style style:name="P2" style:family="paragraph" style:parent-style-name="Preformatted_20_Text">
      <style:paragraph-properties fo:margin-top="0in" fo:margin-bottom="0.1965in"/>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paragraph-properties fo:margin-top="0in" fo:margin-bottom="0in"/>
    </style:style>
    <style:style style:name="P11" style:family="paragraph" style:parent-style-name="Text_20_body" style:list-style-name="L1">
      <style:paragraph-properties fo:margin-top="0in" fo:margin-bottom="0in"/>
    </style:style>
    <style:style style:name="P12" style:family="paragraph" style:parent-style-name="Text_20_body" style:list-style-name="L1">
      <style:paragraph-properties fo:margin-top="0in" fo:margin-bottom="0in"/>
    </style:style>
    <style:style style:name="P13" style:family="paragraph" style:parent-style-name="Text_20_body" style:list-style-name="L1">
      <style:paragraph-properties fo:margin-top="0in" fo:margin-bottom="0in"/>
    </style:style>
    <style:style style:name="P14" style:family="paragraph" style:parent-style-name="Text_20_body" style:list-style-name="L2">
      <style:paragraph-properties fo:margin-top="0in" fo:margin-bottom="0in"/>
    </style:style>
    <style:style style:name="P15" style:family="paragraph" style:parent-style-name="Text_20_body" style:list-style-name="L2">
      <style:paragraph-properties fo:margin-top="0in" fo:margin-bottom="0in"/>
    </style:style>
    <style:style style:name="P16" style:family="paragraph" style:parent-style-name="Text_20_body" style:list-style-name="L3">
      <style:paragraph-properties fo:margin-top="0in" fo:margin-bottom="0in"/>
    </style:style>
    <style:style style:name="P17" style:family="paragraph" style:parent-style-name="Text_20_body" style:list-style-name="L3">
      <style:paragraph-properties fo:margin-top="0in" fo:margin-bottom="0in"/>
    </style:style>
    <style:style style:name="P18" style:family="paragraph" style:parent-style-name="Text_20_body" style:list-style-name="L3">
      <style:paragraph-properties fo:margin-top="0in" fo:margin-bottom="0in"/>
    </style:style>
    <style:style style:name="P19" style:family="paragraph" style:parent-style-name="Text_20_body" style:list-style-name="L4">
      <style:paragraph-properties fo:margin-top="0in" fo:margin-bottom="0in"/>
    </style:style>
    <style:style style:name="P20" style:family="paragraph" style:parent-style-name="Text_20_body" style:list-style-name="L5">
      <style:paragraph-properties fo:margin-top="0in" fo:margin-bottom="0in"/>
    </style:style>
    <style:style style:name="P21" style:family="paragraph" style:parent-style-name="Text_20_body" style:list-style-name="L5">
      <style:paragraph-properties fo:margin-top="0in" fo:margin-bottom="0in"/>
    </style:style>
    <style:style style:name="P22" style:family="paragraph" style:parent-style-name="Text_20_body" style:list-style-name="L6">
      <style:paragraph-properties fo:margin-top="0in" fo:margin-bottom="0in"/>
    </style:style>
    <style:style style:name="P23" style:family="paragraph" style:parent-style-name="Text_20_body" style:list-style-name="L6">
      <style:paragraph-properties fo:margin-top="0in" fo:margin-bottom="0in"/>
    </style:style>
    <style:style style:name="P24" style:family="paragraph" style:parent-style-name="Text_20_body" style:list-style-name="L6">
      <style:paragraph-properties fo:margin-top="0in" fo:margin-bottom="0in"/>
    </style:style>
    <style:style style:name="P25" style:family="paragraph" style:parent-style-name="Text_20_body" style:list-style-name="L6">
      <style:paragraph-properties fo:margin-top="0in" fo:margin-bottom="0in"/>
    </style:style>
    <style:style style:name="P26" style:family="paragraph" style:parent-style-name="Text_20_body" style:list-style-name="L6">
      <style:paragraph-properties fo:margin-top="0in" fo:margin-bottom="0in"/>
    </style:style>
    <style:style style:name="P27" style:family="paragraph" style:parent-style-name="Text_20_body" style:list-style-name="L6">
      <style:paragraph-properties fo:margin-top="0in" fo:margin-bottom="0in"/>
    </style:style>
    <style:style style:name="P28" style:family="paragraph" style:parent-style-name="Text_20_body" style:list-style-name="L6">
      <style:paragraph-properties fo:margin-top="0in" fo:margin-bottom="0in"/>
    </style:style>
    <style:style style:name="P29" style:family="paragraph" style:parent-style-name="Text_20_body" style:list-style-name="L7">
      <style:paragraph-properties fo:margin-top="0in" fo:margin-bottom="0in"/>
    </style:style>
    <style:style style:name="P30" style:family="paragraph" style:parent-style-name="Text_20_body" style:master-page-name="">
      <style:paragraph-properties style:page-number="auto" style:shadow="none">
        <style:drop-cap/>
      </style:paragraph-propertie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逻辑卷管理</text:h>
      <text:p text:style-name="Text_20_body"><text:bookmark text:name="subtitle"/><text:span text:style-name="Emphasis">使用 LVM2 工具执行卷的构建和管理、建立备份快照等各种功能</text:span></text:p>
      <text:p text:style-name="Text_20_body"><draw:frame draw:style-name="fr1" draw:name="graphics1" text:anchor-type="as-char" svg:width="0.0161in" svg:height="0.0709in" draw:z-index="0"><draw:image xlink:href="http://www.ibm.com/i/c.gif" xlink:type="simple" xlink:show="embed" xlink:actuate="onLoad"/></draw:frame></text:p>
      <text:p text:style-name="P1">卷管理在 <text:span text:style-name="Emphasis">-ix</text:span> 环境（UNIX®、AIX 等等）中并不是新特性。逻辑卷管理（logical volume management，LVM）在 Linux® 内核 2.4v1 和 2.6.9v2 中就已经出现了。本文讨论 LVM2 最有用的特性（LVM2 是一个相当新的用户空间工具集，它提供逻辑卷管理功能），并提供几种简化系统管理任务的方法。</text:p>
      <text:p text:style-name="Text_20_body"><text:s text:c="4"/>逻辑卷管理（LVM）指系统将物理卷管理抽象到更高的层次，常常会形成更简单的管理模式。通过使用 LVM，所有物理磁盘和分区，无论它们的大小和分布方式如何，都被抽象为<text:span text:style-name="Emphasis">单一存储（single storage）</text:span>源。例如，在图 1 所示的物理到逻辑映射布局中，最大的磁盘是 80GB 的，那么用户如何创建更大（比如 150GB）的文件系统呢？ </text:p>
      <text:p text:style-name="Text_20_body"><text:line-break/><text:bookmark text:name="fig1"/><text:span text:style-name="Strong_20_Emphasis">图 1. 物理到逻辑的映射</text:span><text:line-break/><draw:frame draw:style-name="fr1" draw:name="graphics2" text:anchor-type="as-char" svg:width="6.7291in" svg:height="1.3173in" draw:z-index="1"><draw:image xlink:href="http://www.ibm.com/developerworks/cn/linux/l-lvm2/figure1.gif" xlink:type="simple" xlink:show="embed" xlink:actuate="onLoad"/><svg:desc>物理到逻辑的映射</svg:desc></draw:frame> </text:p>
      <text:p text:style-name="Text_20_body">LVM 可以将分区和磁盘聚合成一个<text:span text:style-name="Emphasis">虚拟磁盘（virtual disk）</text:span>，从而用小的存储空间组成一个统一的大空间。这个虚拟磁盘在 LVM 术语中称为<text:span text:style-name="Emphasis">卷组（volume group）</text:span>。 </text:p>
      <text:p text:style-name="Text_20_body">建立比最大的磁盘还大的文件系统并不是这种高级存储管理方法的惟一用途。还可以使用 LVM 完成以下任务： </text:p>
      <text:list text:style-name="L1">
        <text:list-item>
          <text:p text:style-name="P11">在磁盘池中添加磁盘和分区，对现有的文件系统进行在线扩展 </text:p>
        </text:list-item>
        <text:list-item>
          <text:p text:style-name="P11">用一个 160GB 磁盘替换两个 80GB 磁盘，而不需要让系统离线，也不需要在磁盘之间手工转移数据 </text:p>
        </text:list-item>
        <text:list-item>
          <text:p text:style-name="P11">当存储空间超过所需的空间量时，从池中去除磁盘，从而缩小文件系统 </text:p>
        </text:list-item>
        <text:list-item>
          <text:p text:style-name="P3">使用<text:span text:style-name="Emphasis">快照（snapshot）</text:span>执行一致的备份（本文后面会进一步讨论） </text:p>
        </text:list-item>
      </text:list>
      <text:p text:style-name="Text_20_body"><text:span text:style-name="Emphasis">LVM2</text:span> 是一个新的用户空间工具集，它为 Linux 提供逻辑卷管理功能。它完全向后兼容原来的 LVM 工具集。在本文中，将介绍 LVM2 最有用的特性以及几种简化系统管理任务的方法。</text:p>
      <text:p text:style-name="Text_20_body">我们来看看 LVM 的结构是什么样子的。 </text:p>
      <text:p text:style-name="Text_20_body"><text:bookmark text:name="N100A3"/>LVM 的结构</text:p>
      <text:p text:style-name="Text_20_body">LVM 被组织为三种元素：</text:p>
      <text:list text:style-name="L2">
        <text:list-item>
          <text:p text:style-name="P14">卷（Volume）：<text:span text:style-name="Emphasis">物理</text:span> 和<text:span text:style-name="Emphasis">逻辑卷</text:span> 和<text:span text:style-name="Emphasis">卷组</text:span> </text:p>
        </text:list-item>
        <text:list-item>
          <text:p text:style-name="P14">区段（Extent）：<text:span text:style-name="Emphasis">物理</text:span> 和<text:span text:style-name="Emphasis">逻辑区段</text:span> </text:p>
        </text:list-item>
        <text:list-item>
          <text:p text:style-name="P4">设备映射器（Device mapper）：Linux 内核模块 </text:p>
        </text:list-item>
      </text:list>
      <text:p text:style-name="Text_20_body"><text:bookmark text:name="N100C7"/>卷</text:p>
      <text:p text:style-name="Text_20_body">Linux LVM 组织为物理卷（PV）、卷组（VG）和逻辑卷（LV）。<text:span text:style-name="Emphasis">物理卷</text:span> 是物理磁盘或物理磁盘分区（比如 /dev/hda 或 /dev/hdb1）。<text:span text:style-name="Emphasis">卷组</text:span> 是物理卷的集合。<text:span text:style-name="Emphasis">卷组</text:span> 可以在逻辑上划分成多个逻<text:soft-page-break/>辑卷。 </text:p>
      <text:p text:style-name="Text_20_body">图 2 显示一个三个磁盘构成的布局。 </text:p>
      <text:p text:style-name="Text_20_body"><text:line-break/><text:bookmark text:name="fig2"/><text:span text:style-name="Strong_20_Emphasis">图 2. 物理到逻辑卷的映射</text:span><text:line-break/><draw:frame draw:style-name="fr1" draw:name="graphics3" text:anchor-type="as-char" svg:width="6.7291in" svg:height="1.3291in" draw:z-index="2"><draw:image xlink:href="http://www.ibm.com/developerworks/cn/linux/l-lvm2/figure2.gif" xlink:type="simple" xlink:show="embed" xlink:actuate="onLoad"/><svg:desc>物理到逻辑卷的映射</svg:desc></draw:frame> </text:p>
      <text:p text:style-name="Text_20_body">物理磁盘 0 上的所有四个分区（/dev/hda[1-4]）以及完整的物理磁盘 1（/dev/hdb）和物理磁盘 2（/dev/hdd）作为物理卷添加到卷组 VG0 中。 </text:p>
      <text:p text:style-name="Text_20_body">卷组是实现 <text:span text:style-name="Emphasis">n-to-m</text:span> 映射的关键（也就是，将 <text:span text:style-name="Emphasis">n</text:span> 个 PV 看作 <text:span text:style-name="Emphasis">m</text:span> 个 LV）。在将 PV 分配给卷组之后， 就可以创建任意大小的<text:span text:style-name="Emphasis">逻辑卷</text:span>（只要不超过 VG 的大小）。在图 2 的示例中，创建了一个称为 LV0 的卷组，并给其他 LV 留下了一些空间（这些空间也可以用来应付 LV0 以后的增长）。 </text:p>
      <text:p text:style-name="Text_20_body">LVM 中的逻辑卷就相当于物理磁盘分区；在实际使用中，它们<text:span text:style-name="Emphasis">就是</text:span> 物理磁盘分区。 </text:p>
      <text:p text:style-name="Text_20_body">在创建 LV 之后，可以使用任何文件系统对它进行格式化并将它挂载在某个挂载点上，然后就可以开始使用它了。图 3 显示一个经过格式化的逻辑卷 LV0 被挂载在 /var。 </text:p>
      <text:p text:style-name="Text_20_body"><text:line-break/><text:bookmark text:name="fig3"/><text:span text:style-name="Strong_20_Emphasis">图 3. 物理卷到文件系统的映射</text:span><text:line-break/><draw:frame draw:style-name="fr1" draw:name="graphics4" text:anchor-type="as-char" svg:width="6.7291in" svg:height="1.9528in" draw:z-index="3"><draw:image xlink:href="http://www.ibm.com/developerworks/cn/linux/l-lvm2/figure3.gif" xlink:type="simple" xlink:show="embed" xlink:actuate="onLoad"/><svg:desc>物理卷到文件系统的映射</svg:desc></draw:frame> </text:p>
      <text:p text:style-name="Text_20_body"><text:bookmark text:name="N10117"/>区段</text:p>
      <text:p text:style-name="Text_20_body">为了实现 <text:span text:style-name="Emphasis">n-to-m</text:span> 物理到逻辑卷映射，PV 和 VG 的基本块必须具有相同的大小；这些基本块称为<text:span text:style-name="Emphasis">物理区段（PE）</text:span>和<text:span text:style-name="Emphasis">逻辑区段（LE）</text:span>。尽管 n 个物理卷映射到 m 个逻辑卷，但是 PE 和 LE 总是一对一映射的。 </text:p>
      <text:p text:style-name="Text_20_body">在 使用 LVM2 时，对于每个 PV/LV 的最大区段数量并没有限制。默认的区段大小是 4MB，对于大多数配置不需要修改这个设置，因为区段的大小并不影响 I/O 性能。但是，区段数量太多会降低 LVM 工具的效率，所以可以使用比较大的区段，从而降低区段数量。但是注意，在一个 VG 中不能混用不同的区段大小，而且用 LVM 修改区段大小是一种不安全的操作，会破坏数据。所以建议在初始设置时选择一个区段大小，以后不再修改。 </text:p>
      <text:p text:style-name="Text_20_body">不同的区段大小意味着不同的 VG 粒度。例如，如果选择的区段大小是 4GB，那么只能以 4GB 的整数倍缩小或扩展 LV。 </text:p>
      <text:p text:style-name="Text_20_body"><text:soft-page-break/>图 4 用 PE 和 LE 显示与前一个示例相同的布局（VG0 中的空闲空间也由空闲 LE 组成，尽管图中没有显示它们）。 </text:p>
      <text:p text:style-name="Text_20_body"><text:line-break/><text:bookmark text:name="fig4"/><text:span text:style-name="Strong_20_Emphasis">图 4. 物理到逻辑区段的映射</text:span><text:line-break/><draw:frame draw:style-name="fr1" draw:name="graphics5" text:anchor-type="as-char" svg:width="6.7291in" svg:height="2.3764in" draw:z-index="4"><draw:image xlink:href="http://www.ibm.com/developerworks/cn/linux/l-lvm2/figure4.gif" xlink:type="simple" xlink:show="embed" xlink:actuate="onLoad"/><svg:desc>物理到逻辑区段的映射</svg:desc></draw:frame> </text:p>
      <text:p text:style-name="Text_20_body">另外，请注意图 4 中的区段分配策略。LVM2 并非总是连续分配 PE；细节参见关于 lvm 的 Linux 手册页（见 <text:a xlink:type="simple" xlink:href="http://www.ibm.com/developerworks/cn/linux/l-lvm2/index.html#resources">参考资料</text:a> 中的链接）。系统管理员可以设置不同的分配策略，但是一般不需要这么做，因为默认策略（名为<text:span text:style-name="Emphasis">一般分配策略（normal allocation policy）</text:span>）使用符合常规的规则，比如不把并行的条带放在同一物理卷上。 </text:p>
      <text:p text:style-name="Text_20_body">如果决定创建第二个 LV（LV1），那么最终的 PE 布局可能像图 5 这样。 </text:p>
      <text:p text:style-name="Text_20_body"><text:line-break/><text:bookmark text:name="fig5"/><text:span text:style-name="Strong_20_Emphasis">图 5. 物理到逻辑区段的映射</text:span><text:line-break/><draw:frame draw:style-name="fr1" draw:name="graphics6" text:anchor-type="as-char" svg:width="6.7291in" svg:height="2.8236in" draw:z-index="5"><draw:image xlink:href="http://www.ibm.com/developerworks/cn/linux/l-lvm2/figure5.gif" xlink:type="simple" xlink:show="embed" xlink:actuate="onLoad"/><svg:desc>物理到逻辑区段的映射</svg:desc></draw:frame> </text:p>
      <text:p text:style-name="Text_20_body"><text:bookmark text:name="N1015F"/>设备映射器</text:p>
      <text:p text:style-name="Text_20_body">设备映射器（也称为 <text:span text:style-name="Source_20_Text">dm_mod</text:span>）是一个 Linux 内核模块（也可以是内置的），最早出现在 2.6.9 内核中。它的作用是对设备进行映射 —— LVM2 必须使用这个模块。 </text:p>
      <text:p text:style-name="Text_20_body">在大多数主流发行版中，设备映射器会被默认安装，常常会在引导时或者在安装或启用 LVM2/EVMS 包时自动装载（EVMS 是一种替代 LVM 的工具，更多信息见 <text:a xlink:type="simple" xlink:href="http://www.ibm.com/developerworks/cn/linux/l-lvm2/index.html#resources">参考资料</text:a>）。如果没有启用这个模块，那么对 <text:span text:style-name="Source_20_Text">dm_mod</text:span> 执行 <text:span text:style-name="Source_20_Text">modprobe</text:span> 命令，在发行版的文档中查找在引导时启用它的方法：<text:span text:style-name="Source_20_Text">modprobe dm_mod</text:span>。 </text:p>
      <text:p text:style-name="Text_20_body"><text:soft-page-break/>在 创建 VG 和 LV 时， 可以给它们起一个有意义的名称（而不是像前面的示例那样使用 VG0、LV0 和 LV1 等名称）。设备映射器的作用就是将这些名称正确地映射到物理设备。对于前面的示例，设备映射器会在 /dev 文件系统中创建下面的设备节点： </text:p>
      <text:list text:style-name="L3">
        <text:list-item>
          <text:p text:style-name="P16">/dev/mapper/VG0-LV0 </text:p>
          <text:list>
            <text:list-item>
              <text:p text:style-name="P16">/dev/VG0/LV0 是以上节点的链接 </text:p>
            </text:list-item>
          </text:list>
        </text:list-item>
        <text:list-item>
          <text:p text:style-name="P16">/dev/mapper/VG0-LV1 </text:p>
          <text:list>
            <text:list-item>
              <text:p text:style-name="P5">/dev/VG0/LV1 是以上节点的链接 </text:p>
            </text:list-item>
          </text:list>
        </text:list-item>
      </text:list>
      <text:p text:style-name="Text_20_body">（注意名称的格式标准：/dev/{vg_name}/{lv_name} -&gt; /dev/mapper/{vg_name}{lv_name}）。 </text:p>
      <text:p text:style-name="Text_20_body">与物理磁盘相反，无法直接访问卷组（这意味着没有 /dev/mapper/VG0 这样的文件，也不能执行 <text:span text:style-name="Source_20_Text">dd if=/dev/VG0 of=dev/VG1</text:span>）。常常使用 <text:span text:style-name="Source_20_Text">lvm(8)</text:span> 命令访问卷组。 </text:p>
      <text:p text:style-name="Text_20_body"><text:bookmark text:name="N101A7"/>常见任务</text:p>
      <text:p text:style-name="Text_20_body">在使用 LVM2 时常常执行的任务包括系统检验（是否安装了 LVM2）以及创建、扩展和管理卷。 </text:p>
      <text:p text:style-name="Text_20_body"><text:bookmark text:name="N101B0"/>系统准备好运行 LVM2 了吗？</text:p>
      <text:p text:style-name="Text_20_body">检查您的 Linux 发行版是否安装了 LVM2 软件包。如果还没有，就安装它（最好安装发行版附带的软件包）。 </text:p>
      <text:p text:style-name="Text_20_body">设备映射器模块必须在系统启动时装载。用 <text:span text:style-name="Source_20_Text">lsmod | grep dm_mod</text:span> 命令检查当前是否装载了这个模块。如果没有装载，那么可能需要安装并配置更多的软件包（文档会说明如何启用 LVM2）。 </text:p>
      <text:p text:style-name="Text_20_body">如果只是想测试一下（或者挽救某个系统），那么可以使用以下命令启动 LVM2： </text:p>
      <text:p text:style-name="P10"><text:line-break/><text:bookmark text:name="listing1"/><text:span text:style-name="Strong_20_Emphasis">清单 1. 启动 LVM2 的基本命令</text:span></text:p>
      <table:table table:name="Table1" table:style-name="Table1">
        <table:table-column table:style-name="Table1.A"/>
        <table:table-row>
          <table:table-cell table:style-name="Table1.A1" office:value-type="string">
            <text:p text:style-name="Preformatted_20_Text"><text:s text:c="16"/></text:p>
            <text:p text:style-name="Preformatted_20_Text">#this should load the Device-mapper module</text:p>
            <text:p text:style-name="Preformatted_20_Text">modprobe dm_mod</text:p>
            <text:p text:style-name="Preformatted_20_Text">#this should find all the PVs in your physical disks</text:p>
            <text:p text:style-name="Preformatted_20_Text">pvscan</text:p>
            <text:p text:style-name="Preformatted_20_Text">#this should activete all the Volume Groups</text:p>
            <text:p text:style-name="P2">vgchange -ay</text:p>
          </table:table-cell>
        </table:table-row>
      </table:table>
      <text:p text:style-name="P30"><text:s/>如 果打算将根文件系统放在一个 LVM LV 中，那么还要注意 initial-ramdisk 映像。同样，发行版常常会负责处理这个问题 —— 在安装 LVM2 包时，它们常常会重新构建或更新 initrd 映像，在其中添加适当的内核模块和启动脚本。但是，可能需要查看发行版的文档，确保系统支持 LVM2 根文件系统。 </text:p>
      <text:p text:style-name="Text_20_body">注意，通常只有当探测到根文件系统在一个 VG 中时，initial-ramdisk 映像才会启用 LVM。这种探测常常是通过分析 <text:span text:style-name="Source_20_Text">root=</text:span> 内核参数执行的。不同的发行版以不同的方式判断根文件系统是否在卷组中。细节参见发行版的文档。如果不确定的话，就需要检查 initrd 或 initramdisk 的配置。 </text:p>
      <text:p text:style-name="Text_20_body"><text:bookmark text:name="N101D7"/>创建新的卷</text:p>
      <text:p text:style-name="Text_20_body">使用您喜欢的分区工具（比如 fdisk、parted 或 gparted），创建一个供 LVM 使用的新分区。尽管 LVM 支持在整个磁盘上使用 LVM，但是<text:span text:style-name="Emphasis">不</text:span> 建议这么做：其他操作系统可能认为这个磁盘<text:span text:style-name="Emphasis">没有初始化</text:span>，可能会破坏它！更好的方法是创建一个覆盖整个磁盘的分区。 </text:p>
      <text:p text:style-name="Text_20_body">大多数分区工具常常默认使用分区 ID 0x83（或 Linux）来创建新分区。可以使用这个默认 ID，但是为了便于组织，最好将它改为 0x8e（或 Linux LVM）。 </text:p>
      <text:p text:style-name="Text_20_body"><text:soft-page-break/>在创建分区之后，应该会在分区表中看到一个（或多个）Linux LVM 分区： </text:p>
      <table:table table:name="Table2" table:style-name="Table2">
        <table:table-column table:style-name="Table2.A"/>
        <table:table-row>
          <table:table-cell table:style-name="Table2.A1" office:value-type="string">
            <text:p text:style-name="Preformatted_20_Text">root@klausk:/tmp/a# fdisk -l</text:p>
            <text:p text:style-name="Preformatted_20_Text">Disk /dev/hda: 80.0 GB, 80026361856 bytes</text:p>
            <text:p text:style-name="Preformatted_20_Text">255 heads, 63 sectors/track, 9729 cylinders</text:p>
            <text:p text:style-name="Preformatted_20_Text">Units = cylinders of 16065 * 512 = 8225280 bytes</text:p>
            <text:p text:style-name="Preformatted_20_Text"><text:s text:c="3"/>Device Boot <text:s text:c="5"/>Start <text:s text:c="8"/>End <text:s text:c="5"/>Blocks <text:s text:c="2"/>Id <text:s/>System</text:p>
            <text:p text:style-name="Preformatted_20_Text">/dev/hda1 <text:s text:c="2"/>* <text:s text:c="10"/>1 <text:s text:c="7"/>1623 <text:s text:c="3"/>13036716 <text:s text:c="3"/>7 <text:s/>HPFS/NTFS</text:p>
            <text:p text:style-name="Preformatted_20_Text">/dev/hda2 <text:s text:c="11"/>1624 <text:s text:c="7"/>2103 <text:s text:c="4"/>3855600 <text:s text:c="2"/>8e <text:s/>Linux LVM</text:p>
            <text:p text:style-name="Preformatted_20_Text">/dev/hda3 <text:s text:c="11"/>2104 <text:s text:c="7"/>2740 <text:s text:c="4"/>5116702+ <text:s/>83 <text:s/>Linux</text:p>
            <text:p text:style-name="Preformatted_20_Text">/dev/hda4 <text:s text:c="11"/>3000 <text:s text:c="7"/>9729 <text:s text:c="3"/>54058725 <text:s text:c="3"/>5 <text:s/>Extended</text:p>
            <text:p text:style-name="Preformatted_20_Text">/dev/hda5 <text:s text:c="11"/>9569 <text:s text:c="7"/>9729 <text:s text:c="4"/>1293232+ <text:s/>82 <text:s/>Linux swap / Solaris</text:p>
            <text:p text:style-name="Preformatted_20_Text">/dev/hda6 <text:s text:c="11"/>3000 <text:s text:c="7"/>4274 <text:s text:c="3"/>10241374+ <text:s/>83 <text:s/>Linux</text:p>
            <text:p text:style-name="Preformatted_20_Text">/dev/hda7 <text:s text:c="11"/>4275 <text:s text:c="7"/>5549 <text:s text:c="3"/>10241406 <text:s text:c="2"/>83 <text:s/>Linux</text:p>
            <text:p text:style-name="Preformatted_20_Text">/dev/hda8 <text:s text:c="11"/>5550 <text:s text:c="7"/>6824 <text:s text:c="3"/>10241406 <text:s text:c="2"/>83 <text:s/>Linux</text:p>
            <text:p text:style-name="Preformatted_20_Text">/dev/hda9 <text:s text:c="11"/>6825 <text:s text:c="7"/>8099 <text:s text:c="3"/>10241406 <text:s text:c="2"/>83 <text:s/>Linux</text:p>
            <text:p text:style-name="Preformatted_20_Text">/dev/hda10 <text:s text:c="10"/>8100 <text:s text:c="7"/>9568 <text:s text:c="3"/>11799711 <text:s text:c="2"/>8e <text:s/>Linux LVM</text:p>
            <text:p text:style-name="Preformatted_20_Text">Partition table entries are not in disk order</text:p>
            <text:p text:style-name="P2">root@klausk:/tmp/a#</text:p>
          </table:table-cell>
        </table:table-row>
      </table:table>
      <text:p text:style-name="Text_20_body">现在用 <text:span text:style-name="Source_20_Text">pvcreate</text:span> 对每个分区进行初始化： </text:p>
      <text:p text:style-name="P10"><text:line-break/><text:bookmark text:name="listing2"/><text:span text:style-name="Strong_20_Emphasis">清单 2. 分区初始化</text:span></text:p>
      <table:table table:name="Table3" table:style-name="Table3">
        <table:table-column table:style-name="Table3.A"/>
        <table:table-row>
          <table:table-cell table:style-name="Table3.A1" office:value-type="string">
            <text:p text:style-name="Preformatted_20_Text"><text:s text:c="16"/></text:p>
            <text:p text:style-name="Preformatted_20_Text">root@klausk:/tmp/a# pvcreate /dev/hda2 /dev/hda10</text:p>
            <text:p text:style-name="Preformatted_20_Text"><text:s text:c="2"/>Physical volume "/dev/hda2" successfully created</text:p>
            <text:p text:style-name="Preformatted_20_Text"><text:s text:c="2"/>Physical volume "/dev/hda10" successfully created</text:p>
            <text:p text:style-name="P2">root@klausk:/tmp/a#</text:p>
          </table:table-cell>
        </table:table-row>
      </table:table>
      <text:p text:style-name="Text_20_body">在一个步骤中同时创建 PV 和 VG：<text:span text:style-name="Source_20_Text">vgcreate</text:span>： <text:line-break/><text:bookmark text:name="listing3"/><text:span text:style-name="Strong_20_Emphasis">清单 3. 创建 PV 和 VG</text:span></text:p>
      <table:table table:name="Table4" table:style-name="Table4">
        <table:table-column table:style-name="Table4.A"/>
        <table:table-row>
          <table:table-cell table:style-name="Table4.A1" office:value-type="string">
            <text:p text:style-name="Preformatted_20_Text"><text:s text:c="16"/></text:p>
            <text:p text:style-name="Preformatted_20_Text">root@klausk:~# vgcreate test-volume /dev/hda2 /dev/hda10</text:p>
            <text:p text:style-name="Preformatted_20_Text"><text:s text:c="2"/>Volume group "test-volume" successfully created</text:p>
            <text:p text:style-name="P2">root@klausk:~#</text:p>
          </table:table-cell>
        </table:table-row>
      </table:table>
      <text:p text:style-name="Text_20_body">上面的命令创建一个称为 <text:span text:style-name="Emphasis">test-volume</text:span> 的逻辑卷，它使用 /dev/hda2 和 /dev/hda10 作为最初的 PV。 </text:p>
      <text:p text:style-name="Text_20_body">在创建 VG test-volume 之后，使用 <text:span text:style-name="Source_20_Text">vgdisplay</text:span> 命令查看刚创建的 VG 的基本信息： </text:p>
      <text:p text:style-name="P10"><text:line-break/><text:bookmark text:name="listing4"/><text:span text:style-name="Strong_20_Emphasis">清单 4. 查看刚创建的 VG 的基本信息</text:span></text:p>
      <table:table table:name="Table5" table:style-name="Table5">
        <table:table-column table:style-name="Table5.A"/>
        <table:table-row>
          <table:table-cell table:style-name="Table5.A1" office:value-type="string">
            <text:p text:style-name="Preformatted_20_Text"><text:s text:c="16"/></text:p>
            <text:p text:style-name="Preformatted_20_Text">root@klausk:/dev# vgdisplay -v test-volume</text:p>
            <text:p text:style-name="Preformatted_20_Text"><text:s text:c="4"/>Using volume group(s) on command line</text:p>
            <text:p text:style-name="Preformatted_20_Text"><text:s text:c="4"/>Finding volume group "test-volume"</text:p>
            <text:p text:style-name="Preformatted_20_Text"><text:s text:c="2"/>--- Volume group ---</text:p>
            <text:p text:style-name="Preformatted_20_Text"><text:s text:c="2"/>VG Name <text:s text:c="14"/>test-volume</text:p>
            <text:p text:style-name="Preformatted_20_Text"><text:s text:c="2"/>System ID <text:s text:c="12"/></text:p>
            <text:p text:style-name="Preformatted_20_Text"><text:s text:c="2"/>Format <text:s text:c="15"/>lvm2</text:p>
            <text:p text:style-name="Preformatted_20_Text"><text:s text:c="2"/>Metadata Areas <text:s text:c="7"/>2</text:p>
            <text:p text:style-name="Preformatted_20_Text"><text:s text:c="2"/>Metadata Sequence No <text:s/>1</text:p>
            <text:p text:style-name="Preformatted_20_Text"><text:s text:c="2"/>VG Access <text:s text:c="12"/>read/write</text:p>
            <text:p text:style-name="Preformatted_20_Text"><text:s text:c="2"/>VG Status <text:s text:c="12"/>resizable</text:p>
            <text:p text:style-name="Preformatted_20_Text"><text:s text:c="2"/>MAX LV <text:s text:c="15"/>0</text:p>
            <text:p text:style-name="Preformatted_20_Text"><text:soft-page-break/><text:s text:c="2"/>Cur LV <text:s text:c="15"/>0</text:p>
            <text:p text:style-name="Preformatted_20_Text"><text:s text:c="2"/>Open LV <text:s text:c="14"/>0</text:p>
            <text:p text:style-name="Preformatted_20_Text"><text:s text:c="2"/>Max PV <text:s text:c="15"/>0</text:p>
            <text:p text:style-name="Preformatted_20_Text"><text:s text:c="2"/>Cur PV <text:s text:c="15"/>2</text:p>
            <text:p text:style-name="Preformatted_20_Text"><text:s text:c="2"/>Act PV <text:s text:c="15"/>2</text:p>
            <text:p text:style-name="Preformatted_20_Text"><text:s text:c="2"/>VG Size <text:s text:c="14"/>14.93 GB</text:p>
            <text:p text:style-name="Preformatted_20_Text"><text:s text:c="2"/>PE Size <text:s text:c="14"/>4.00 MB</text:p>
            <text:p text:style-name="Preformatted_20_Text"><text:s text:c="2"/>Total PE <text:s text:c="13"/>3821</text:p>
            <text:p text:style-name="Preformatted_20_Text"><text:s text:c="2"/>Alloc PE / Size <text:s text:c="6"/>0 / 0 <text:s text:c="2"/></text:p>
            <text:p text:style-name="Preformatted_20_Text"><text:s text:c="2"/>Free <text:s/>PE / Size <text:s text:c="6"/>3821 / 14.93 GB</text:p>
            <text:p text:style-name="Preformatted_20_Text"><text:s text:c="2"/>VG UUID <text:s text:c="14"/>lk8oco-ndQA-yIMZ-ZWhu-LtYX-T2D7-7sGKaV</text:p>
            <text:p text:style-name="Preformatted_20_Text"><text:s text:c="3"/></text:p>
            <text:p text:style-name="Preformatted_20_Text"><text:s text:c="2"/>--- Physical volumes ---</text:p>
            <text:p text:style-name="Preformatted_20_Text"><text:s text:c="2"/>PV Name <text:s text:c="14"/>/dev/hda2 <text:s text:c="4"/></text:p>
            <text:p text:style-name="Preformatted_20_Text"><text:s text:c="2"/>PV UUID <text:s text:c="14"/>8LTWlw-p1OJ-dF6w-ZfMI-PCuo-8CiU-CT4Oc6</text:p>
            <text:p text:style-name="Preformatted_20_Text"><text:s text:c="2"/>PV Status <text:s text:c="12"/>allocatable</text:p>
            <text:p text:style-name="Preformatted_20_Text"><text:s text:c="2"/>Total PE / Free PE <text:s text:c="3"/>941 / 941</text:p>
            <text:p text:style-name="Preformatted_20_Text"><text:s text:c="3"/></text:p>
            <text:p text:style-name="Preformatted_20_Text"><text:s text:c="2"/>PV Name <text:s text:c="14"/>/dev/hda10 <text:s text:c="4"/></text:p>
            <text:p text:style-name="Preformatted_20_Text"><text:s text:c="2"/>PV UUID <text:s text:c="14"/>vC9Lwb-wvgU-UZnF-0YcE-KMBb-rCmU-x1G3hw</text:p>
            <text:p text:style-name="Preformatted_20_Text"><text:s text:c="2"/>PV Status <text:s text:c="12"/>allocatable</text:p>
            <text:p text:style-name="Preformatted_20_Text"><text:s text:c="2"/>Total PE / Free PE <text:s text:c="3"/>2880 / 2880</text:p>
            <text:p text:style-name="Preformatted_20_Text"><text:s text:c="3"/></text:p>
            <text:p text:style-name="P2">root@klausk:/dev# </text:p>
          </table:table-cell>
        </table:table-row>
      </table:table>
      <text:p text:style-name="Text_20_body"/>
      <text:p text:style-name="Text_20_body">在清单 4 中，可以看到有两个 PV 被分配给这个 VG，总大小为 14.93GB，有 3,821 个 4MB 的 PE，这些 PE 都是空闲的！ </text:p>
      <text:p text:style-name="Text_20_body">既然卷组已经准备好了，就可以像使用磁盘一样用它创建分区（LV）、删除分区和重新设置分区大小 —— 注意，卷组是一个抽象实体，只有 LVM 工具集能够看到它们。使用 <text:span text:style-name="Source_20_Text">lvcreate</text:span> 创建一个新的逻辑卷： </text:p>
      <text:p text:style-name="P10"><text:line-break/><text:bookmark text:name="listing5"/><text:span text:style-name="Strong_20_Emphasis">清单 5. 创建新的逻辑卷（分区）</text:span></text:p>
      <table:table table:name="Table6" table:style-name="Table6">
        <table:table-column table:style-name="Table6.A"/>
        <table:table-row>
          <table:table-cell table:style-name="Table6.A1" office:value-type="string">
            <text:p text:style-name="Preformatted_20_Text"><text:s text:c="16"/></text:p>
            <text:p text:style-name="Preformatted_20_Text">root@klausk:/# lvcreate -L 5G -n data test-volume</text:p>
            <text:p text:style-name="Preformatted_20_Text"><text:s text:c="2"/>Logical volume "data" created</text:p>
            <text:p text:style-name="P2">root@klausk:/#</text:p>
          </table:table-cell>
        </table:table-row>
      </table:table>
      <text:p text:style-name="Text_20_body"/>
      <text:p text:style-name="Text_20_body">清单 5 创建一个名为 <text:span text:style-name="Emphasis">data</text:span> 的 5GB LV。创建这个 LV 之后，可以检查它的设备节点： </text:p>
      <text:p text:style-name="P10"><text:line-break/><text:bookmark text:name="listing6"/><text:span text:style-name="Strong_20_Emphasis">清单 6. 检查 LV 的设备节点</text:span></text:p>
      <table:table table:name="Table7" table:style-name="Table7">
        <table:table-column table:style-name="Table7.A"/>
        <table:table-row>
          <table:table-cell table:style-name="Table7.A1" office:value-type="string">
            <text:p text:style-name="Preformatted_20_Text"><text:s text:c="16"/></text:p>
            <text:p text:style-name="Preformatted_20_Text">root@klausk:/# ls -l /dev/mapper/test--volume-data </text:p>
            <text:p text:style-name="Preformatted_20_Text">brw-rw---- 1 root disk 253, 4 2006-11-28 17:48 /dev/mapper/test--volume-data</text:p>
            <text:p text:style-name="Preformatted_20_Text">root@klausk:/# ls -l /dev/test-volume/data </text:p>
            <text:p text:style-name="Preformatted_20_Text">lrwxrwxrwx 1 root root 29 2006-11-28 17:48 /dev/test-volume/data -&gt; </text:p>
            <text:p text:style-name="Preformatted_20_Text">/dev/mapper/test--volume-data</text:p>
            <text:p text:style-name="P2">root@klausk:/# </text:p>
          </table:table-cell>
        </table:table-row>
      </table:table>
      <text:p text:style-name="Text_20_body"/>
      <text:p text:style-name="Text_20_body">还可以用 <text:span text:style-name="Source_20_Text">lvdisplay</text:span> 命令查看 LV 的属性： </text:p>
      <text:p text:style-name="P10"><text:soft-page-break/><text:line-break/><text:bookmark text:name="listing7"/><text:span text:style-name="Strong_20_Emphasis">清单 7. 查看 LV 的属性</text:span></text:p>
      <table:table table:name="Table8" table:style-name="Table8">
        <table:table-column table:style-name="Table8.A"/>
        <table:table-row>
          <table:table-cell table:style-name="Table8.A1" office:value-type="string">
            <text:p text:style-name="Preformatted_20_Text"><text:s text:c="16"/></text:p>
            <text:p text:style-name="Preformatted_20_Text">root@klausk:~# lvdisplay /dev/test-volume/data </text:p>
            <text:p text:style-name="Preformatted_20_Text"><text:s text:c="2"/>--- Logical volume ---</text:p>
            <text:p text:style-name="Preformatted_20_Text"><text:s text:c="2"/>LV Name <text:s text:c="15"/>/dev/test-volume/data</text:p>
            <text:p text:style-name="Preformatted_20_Text"><text:s text:c="2"/>VG Name <text:s text:c="15"/>test-volume</text:p>
            <text:p text:style-name="Preformatted_20_Text"><text:s text:c="2"/>LV UUID <text:s text:c="15"/>FZK4le-RzHx-VfLz-tLjK-0xXH-mOML-lfucOH</text:p>
            <text:p text:style-name="Preformatted_20_Text"><text:s text:c="2"/>LV Write Access <text:s text:c="7"/>read/write</text:p>
            <text:p text:style-name="Preformatted_20_Text"><text:s text:c="2"/>LV Status <text:s text:c="13"/>available</text:p>
            <text:p text:style-name="Preformatted_20_Text"><text:s text:c="2"/># open <text:s text:c="16"/>0</text:p>
            <text:p text:style-name="Preformatted_20_Text"><text:s text:c="2"/>LV Size <text:s text:c="15"/>5.00 GB</text:p>
            <text:p text:style-name="Preformatted_20_Text"><text:s text:c="2"/>Current LE <text:s text:c="12"/>1280</text:p>
            <text:p text:style-name="Preformatted_20_Text"><text:s text:c="2"/>Segments <text:s text:c="14"/>1</text:p>
            <text:p text:style-name="Preformatted_20_Text"><text:s text:c="2"/>Allocation <text:s text:c="12"/>inherit</text:p>
            <text:p text:style-name="Preformatted_20_Text"><text:s text:c="2"/>Read ahead sectors <text:s text:c="4"/>0</text:p>
            <text:p text:style-name="Preformatted_20_Text"><text:s text:c="2"/>Block device <text:s text:c="10"/>253:4</text:p>
            <text:p text:style-name="Preformatted_20_Text"><text:s text:c="3"/></text:p>
            <text:p text:style-name="P2">root@klausk:~#</text:p>
          </table:table-cell>
        </table:table-row>
      </table:table>
      <text:p text:style-name="Text_20_body"/>
      <text:p text:style-name="Text_20_body">在 这里可以看到，在实际使用时 LV 的名称/路径是 /dev/{VG_name}/{LV_name}，比如 /dev/test-volume/data。除了用作 /dev/{VG_name}/{LV_name} 链接的目标之外，不应该在其他地方使用 /dev/mapper/{VG_name}-{LV_name} 文件。大多数 LVM 命令要求以 /dev/{vg-name}/{lv-name} 格式指定操作的目标。 </text:p>
      <text:p text:style-name="Text_20_body">建立逻辑卷之后，可以使用任何文件系统对它进行格式化，然后将它挂载在某个挂载点上： </text:p>
      <text:p text:style-name="P10"><text:line-break/><text:bookmark text:name="listing8"/><text:span text:style-name="Strong_20_Emphasis">清单 8. 挂载 LV</text:span></text:p>
      <table:table table:name="Table9" table:style-name="Table9">
        <table:table-column table:style-name="Table9.A"/>
        <table:table-row>
          <table:table-cell table:style-name="Table9.A1" office:value-type="string">
            <text:p text:style-name="Preformatted_20_Text"><text:s text:c="16"/></text:p>
            <text:p text:style-name="Preformatted_20_Text">root@klausk:~# mkfs.reiserfs /dev/test-volume/data </text:p>
            <text:p text:style-name="Preformatted_20_Text">root@klausk:~# mkdir /data</text:p>
            <text:p text:style-name="Preformatted_20_Text">root@klausk:~# mount -t reiserfs /dev/test-volume/data /data/</text:p>
            <text:p text:style-name="Preformatted_20_Text">root@klausk:~# df -h /data</text:p>
            <text:p text:style-name="Preformatted_20_Text">Filesystem <text:s text:c="11"/>Size <text:s/>Used Avail Use% Mounted on</text:p>
            <text:p text:style-name="Preformatted_20_Text">/dev/mapper/test--volume-data</text:p>
            <text:p text:style-name="Preformatted_20_Text"><text:s text:c="22"/>5.0G <text:s text:c="2"/>33M <text:s/>5.0G <text:s text:c="2"/>1% /data</text:p>
            <text:p text:style-name="Preformatted_20_Text">root@klausk:~# </text:p>
            <text:p text:style-name="P2"><text:s text:c="2"/></text:p>
          </table:table-cell>
        </table:table-row>
      </table:table>
      <text:p text:style-name="Text_20_body">还可以编辑 <text:span text:style-name="Source_20_Text">fstab(5)</text:span> 文件，从而在引导时自动挂载这个文件系统： </text:p>
      <text:p text:style-name="P10"><text:line-break/><text:bookmark text:name="listing9"/><text:span text:style-name="Strong_20_Emphasis">清单 9. 自动挂载 LV</text:span></text:p>
      <table:table table:name="Table10" table:style-name="Table10">
        <table:table-column table:style-name="Table10.A"/>
        <table:table-row>
          <table:table-cell table:style-name="Table10.A1" office:value-type="string">
            <text:p text:style-name="Preformatted_20_Text"><text:s text:c="16"/></text:p>
            <text:p text:style-name="Preformatted_20_Text">#mount Logical Volume 'data' under /data</text:p>
            <text:p text:style-name="Preformatted_20_Text">/dev/test-volume/data <text:s text:c="2"/>/data <text:s text:c="2"/>reiserfs <text:s text:c="7"/>defaults <text:s text:c="7"/>0 2</text:p>
            <text:p text:style-name="P2"><text:s/></text:p>
          </table:table-cell>
        </table:table-row>
      </table:table>
      <text:p text:style-name="Text_20_body">在实际使用中，逻辑卷的表现就像一个块设备，比如可以将它用作数据库的原始分区。实际上，如果希望对数据库执行一致的备份，那么使用 LVM 快照是标准的最佳实践。</text:p>
      <text:p text:style-name="Text_20_body"><text:bookmark text:name="N10285"/>扩展卷</text:p>
      <text:p text:style-name="Text_20_body">扩展卷是非常容易的。如果卷组中有足够的空闲空间，那么只需使用 <text:span text:style-name="Source_20_Text">lvextend</text:span> 来扩展卷，不<text:soft-page-break/>需要卸载它。然后，还要扩展逻辑卷中的文件系统（请记住，它们是两回事儿）。根据所用文件系统的不同，也可以进行在线扩展（即在挂载状态下进行扩展）。 </text:p>
      <text:p text:style-name="Text_20_body">如果 VG 中没有足够的空间，那么首先需要添加更多的物理磁盘。步骤如下： </text:p>
      <text:list text:style-name="L4">
        <text:list-item>
          <text:p text:style-name="P19">使用一个物理磁盘创建一个分区。建议将分区类型改为 0x8e（Linux LVM），这样便于识别 LVM 分区/磁盘。使用 <text:span text:style-name="Source_20_Text">pvcreate</text:span> 对物理磁盘进行初始化：<text:span text:style-name="Source_20_Text">pvcreate /dev/hda3</text:span>。 </text:p>
        </text:list-item>
        <text:list-item>
          <text:p text:style-name="P6">然后，使用 <text:span text:style-name="Source_20_Text">vgextend</text:span> 将它添加到现有的 VG 中：<text:span text:style-name="Source_20_Text">vgextend test-volume /dev/hda2</text:span>。 </text:p>
        </text:list-item>
      </text:list>
      <text:p text:style-name="Text_20_body">还可以同时创建或添加多个物理磁盘： </text:p>
      <table:table table:name="Table11" table:style-name="Table11">
        <table:table-column table:style-name="Table11.A"/>
        <table:table-row>
          <table:table-cell table:style-name="Table11.A1" office:value-type="string">
            <text:p text:style-name="Preformatted_20_Text">pvcreate /dev/hda2 /dev/hda3 /dev/hda5</text:p>
            <text:p text:style-name="P2">vgextend test-volume /dev/hda2 /dev/hda3 /dev/hda5</text:p>
          </table:table-cell>
        </table:table-row>
      </table:table>
      <text:p text:style-name="Text_20_body">添加了 PV 之后，就有了足以扩展逻辑卷的空间，就可以使用 <text:span text:style-name="Source_20_Text">lvextend</text:span> 扩展逻辑卷了：<text:span text:style-name="Source_20_Text">lvextend -L 8G /dev/test-volume/data</text:span>。这个命令将 /dev/test-volume/data LV 的大小扩展到 8GB。 </text:p>
      <text:p text:style-name="Text_20_body"><text:span text:style-name="Source_20_Text">lvextend</text:span> 有一些有用的参数： </text:p>
      <text:list text:style-name="L5">
        <text:list-item>
          <text:p text:style-name="P20">如果希望让 LV 增加 5GB，那么可以使用 <text:span text:style-name="Source_20_Text">-L +5G</text:span>。 </text:p>
        </text:list-item>
        <text:list-item>
          <text:p text:style-name="P20">可以指定扩展部分的位置（也就是，用哪些 PV 提供新的空间）；只需将希望使用的 PV 附加在命令后面。 </text:p>
        </text:list-item>
        <text:list-item>
          <text:p text:style-name="P7">还可以以 PE 为单位指定绝对/相对扩展大小。 </text:p>
        </text:list-item>
      </text:list>
      <text:p text:style-name="Text_20_body">细节参见 <text:span text:style-name="Source_20_Text">lvextend(8)</text:span>。 </text:p>
      <text:p text:style-name="Text_20_body">在扩展 LV 之后，不要忘记扩展文件系统（这样才能实际使用增加的空间）。根据文件系统类型，这个操作可以在文件系统挂载状态下在线执行。 </text:p>
      <text:p text:style-name="Text_20_body">清单 10 是一个用 <text:span text:style-name="Source_20_Text">resize_reiserfs</text:span> 重新设置 LV 大小的示例（随便说一句，可以在挂载的文件系统上使用这个命令）：<text:span text:style-name="Source_20_Text">resize_reiserfs /dev/test-volume/data</text:span>。 </text:p>
      <text:p text:style-name="Text_20_body"><text:bookmark text:name="N102ED"/>管理卷</text:p>
      <text:p text:style-name="Text_20_body">为了管理卷，需要知道如何减小 LV 和删除 PV。</text:p>
      <text:p text:style-name="Text_20_body"><text:span text:style-name="Strong_20_Emphasis">减小逻辑卷</text:span> <text:line-break/>可以按照扩展 LV 的方式使用 <text:span text:style-name="Source_20_Text">lvreduce</text:span> 命令减小 LV。从 LVM 的角度来说，这个操作可以在卷在线的情况下执行；但是，大多数文件系统不支持缩小在线文件系统。清单 10 给出这个过程的示例： </text:p>
      <text:p text:style-name="P10"><text:line-break/><text:bookmark text:name="listing10"/><text:span text:style-name="Strong_20_Emphasis">清单 10. 减小 LV</text:span></text:p>
      <table:table table:name="Table12" table:style-name="Table12">
        <table:table-column table:style-name="Table12.A"/>
        <table:table-row>
          <table:table-cell table:style-name="Table12.A1" office:value-type="string">
            <text:p text:style-name="Preformatted_20_Text"><text:s text:c="16"/></text:p>
            <text:p text:style-name="Preformatted_20_Text">#unmount LV</text:p>
            <text:p text:style-name="Preformatted_20_Text">umount /path/to/mounted-volume</text:p>
            <text:p text:style-name="Preformatted_20_Text">#shrink filesystem to 4G</text:p>
            <text:p text:style-name="Preformatted_20_Text">resize_reiserfs -s 4G /dev/test-volume/data</text:p>
            <text:p text:style-name="Preformatted_20_Text">#reduce LV</text:p>
            <text:p text:style-name="P2">lvreduce -L 4G /dev/vg00/test</text:p>
          </table:table-cell>
        </table:table-row>
      </table:table>
      <text:p text:style-name="Text_20_body">请注意大小和单位：文件系统不应该比 LV 大！ </text:p>
      <text:p text:style-name="Text_20_body"><text:span text:style-name="Strong_20_Emphasis">删除物理卷</text:span> <text:line-break/>假设出现了以下情况：一个卷组包含两个 80GB 的磁盘，希望将它们替换为 160GB 的磁盘。在<text:soft-page-break/>使用 LVM 时，可以按照添加 PV 的方式从 VG 中删除 PV（即在在线情况下执行删除）。但是注意，不能删除 LV 中正在使用的 PV。对于这些情况，可以使用 <text:span text:style-name="Source_20_Text">pvmove</text:span>，它可以释放在线的 PV，这样就可以轻松地替换它们。在热交换环境中，甚至可以交换所有磁盘，而根本不需要停机！ </text:p>
      <text:p text:style-name="Text_20_body"><text:span text:style-name="Source_20_Text">pvmove</text:span> 的惟一要求是，VG 中连续空闲区段的数量必须等于要从 PV 中删除的区段数量。没有直接判断连续空闲 PE 的最大数量的简便方法，但是可以使用 <text:span text:style-name="Source_20_Text">pvdisplay -m</text:span> 显示 PV 分配图： </text:p>
      <text:p text:style-name="P10"><text:line-break/><text:bookmark text:name="listing11"/><text:span text:style-name="Strong_20_Emphasis">清单 11. 显示 PV 分配图</text:span></text:p>
      <table:table table:name="Table13" table:style-name="Table13">
        <table:table-column table:style-name="Table13.A"/>
        <table:table-row>
          <table:table-cell table:style-name="Table13.A1" office:value-type="string">
            <text:p text:style-name="Preformatted_20_Text"><text:s text:c="16"/></text:p>
            <text:p text:style-name="Preformatted_20_Text">#shows the allocation map</text:p>
            <text:p text:style-name="Preformatted_20_Text">pvdisplay -m</text:p>
            <text:p text:style-name="Preformatted_20_Text"><text:s text:c="2"/>--- Physical volume ---</text:p>
            <text:p text:style-name="Preformatted_20_Text"><text:s text:c="2"/>PV Name <text:s text:c="14"/>/dev/hda6</text:p>
            <text:p text:style-name="Preformatted_20_Text"><text:s text:c="2"/>VG Name <text:s text:c="14"/>test-volume</text:p>
            <text:p text:style-name="Preformatted_20_Text"><text:s text:c="2"/>PV Size <text:s text:c="14"/>4.91 GB / not usable 1.34 MB</text:p>
            <text:p text:style-name="Preformatted_20_Text"><text:s text:c="2"/>Allocatable <text:s text:c="10"/>yes (but full)</text:p>
            <text:p text:style-name="Preformatted_20_Text"><text:s text:c="2"/>PE Size (KByte) <text:s text:c="6"/>4096</text:p>
            <text:p text:style-name="Preformatted_20_Text"><text:s text:c="2"/>Total PE <text:s text:c="13"/>1200</text:p>
            <text:p text:style-name="Preformatted_20_Text"><text:s text:c="2"/>Free PE <text:s text:c="14"/>0</text:p>
            <text:p text:style-name="Preformatted_20_Text"><text:s text:c="2"/>Allocated PE <text:s text:c="9"/>1200</text:p>
            <text:p text:style-name="Preformatted_20_Text"><text:s text:c="2"/>PV UUID <text:s text:c="14"/>BA99ay-tOcn-Atmd-LTCZ-2KQr-b4Z0-CJ0FjO</text:p>
            <text:p text:style-name="Preformatted_20_Text"><text:s text:c="2"/>--- Physical Segments ---</text:p>
            <text:p text:style-name="Preformatted_20_Text"><text:s text:c="2"/>Physical extent 0 to 2367:</text:p>
            <text:p text:style-name="Preformatted_20_Text"><text:s text:c="4"/>Logical volume <text:s text:c="5"/>/dev/test-volume/data</text:p>
            <text:p text:style-name="Preformatted_20_Text"><text:s text:c="4"/>Logical extents <text:s text:c="4"/>5692 to 8059</text:p>
            <text:p text:style-name="Preformatted_20_Text"><text:s text:c="2"/>Physical extent 2368 to 2499:</text:p>
            <text:p text:style-name="Preformatted_20_Text"><text:s text:c="4"/>Logical volume <text:s text:c="5"/>/dev/test-volume/data</text:p>
            <text:p text:style-name="Preformatted_20_Text"><text:s text:c="4"/>Logical extents <text:s text:c="4"/>5560 to 5691</text:p>
            <text:p text:style-name="Preformatted_20_Text"><text:s text:c="2"/>--- Physical volume ---</text:p>
            <text:p text:style-name="Preformatted_20_Text"><text:s text:c="2"/>PV Name <text:s text:c="14"/>/dev/hda7</text:p>
            <text:p text:style-name="Preformatted_20_Text"><text:s text:c="2"/>VG Name <text:s text:c="14"/>test-volume</text:p>
            <text:p text:style-name="Preformatted_20_Text"><text:s text:c="2"/>PV Size <text:s text:c="14"/>9.77 GB / not usable 1.37 MB</text:p>
            <text:p text:style-name="Preformatted_20_Text"><text:s text:c="2"/>Allocatable <text:s text:c="10"/>yes</text:p>
            <text:p text:style-name="Preformatted_20_Text"><text:s text:c="2"/>PE Size (KByte) <text:s text:c="6"/>4096</text:p>
            <text:p text:style-name="Preformatted_20_Text"><text:s text:c="2"/>Total PE <text:s text:c="13"/>2500</text:p>
            <text:p text:style-name="Preformatted_20_Text"><text:s text:c="2"/>Free PE <text:s text:c="14"/>1220</text:p>
            <text:p text:style-name="Preformatted_20_Text"><text:s text:c="2"/>Allocated PE <text:s text:c="9"/>1280</text:p>
            <text:p text:style-name="Preformatted_20_Text"><text:s text:c="2"/>PV UUID <text:s text:c="14"/>Es9jwb-IjiL-jtd5-TgBx-XSxK-Xshj-Wxnjni</text:p>
            <text:p text:style-name="Preformatted_20_Text"><text:s text:c="2"/>--- Physical Segments ---</text:p>
            <text:p text:style-name="Preformatted_20_Text"><text:s text:c="2"/>Physical extent 0 to 1279:</text:p>
            <text:p text:style-name="Preformatted_20_Text"><text:s text:c="4"/>Logical volume <text:s text:c="5"/>/dev/test-volume/LV0</text:p>
            <text:p text:style-name="Preformatted_20_Text"><text:s text:c="4"/>Logical extents <text:s text:c="4"/>0 to 1279</text:p>
            <text:p text:style-name="Preformatted_20_Text"><text:s text:c="2"/>Physical extent 1280 to 2499:</text:p>
            <text:p text:style-name="P2"><text:s text:c="4"/>FREE</text:p>
          </table:table-cell>
        </table:table-row>
      </table:table>
      <text:p text:style-name="Text_20_body"/>
      <text:p text:style-name="Text_20_body">清单 11 显示有 2,499-1,280 = 1,219 个连续空闲区段，这表示最多能够将 1,219 个区段从另一个 PV 转移到 /dev/hda7。 </text:p>
      <text:p text:style-name="Text_20_body">如果希望释放一个 PV 以便进行替换，那么最好禁止它的分配，这样就可以在从卷组中删除它之前确保它一直是空闲的。在转移数据<text:span text:style-name="Emphasis">之前</text:span>，执行以下命令： </text:p>
      <text:p text:style-name="P10"><text:line-break/><text:bookmark text:name="listing12"/><text:soft-page-break/><text:span text:style-name="Strong_20_Emphasis">清单 12. 在释放之前禁止 PV 的分配</text:span></text:p>
      <table:table table:name="Table14" table:style-name="Table14">
        <table:table-column table:style-name="Table14.A"/>
        <table:table-row>
          <table:table-cell table:style-name="Table14.A1" office:value-type="string">
            <text:p text:style-name="Preformatted_20_Text"><text:s text:c="16"/></text:p>
            <text:p text:style-name="Preformatted_20_Text">#Disable /dev/hda6 allocation</text:p>
            <text:p text:style-name="P2">pvchange -xn /dev/hda6</text:p>
          </table:table-cell>
        </table:table-row>
      </table:table>
      <text:p text:style-name="Text_20_body"/>
      <text:p text:style-name="Text_20_body">释放之后，PV /dev/hda6 的大小为 1,200 个区段，没有空闲区段了。使用以下命令将数据转移出这个 PV： </text:p>
      <text:p text:style-name="P10"><text:line-break/><text:bookmark text:name="listing13"/><text:span text:style-name="Strong_20_Emphasis">清单 13. 从释放的 PV 移出数据</text:span></text:p>
      <table:table table:name="Table15" table:style-name="Table15">
        <table:table-column table:style-name="Table15.A"/>
        <table:table-row>
          <table:table-cell table:style-name="Table15.A1" office:value-type="string">
            <text:p text:style-name="Preformatted_20_Text"><text:s text:c="16"/></text:p>
            <text:p text:style-name="Preformatted_20_Text">#Move allocated extents out of /dev/hda6</text:p>
            <text:p text:style-name="P2">pvmove -i 10 /dev/hda6</text:p>
          </table:table-cell>
        </table:table-row>
      </table:table>
      <text:p text:style-name="Text_20_body"/>
      <text:p text:style-name="Text_20_body">清单 13 中的 <text:span text:style-name="Source_20_Text">-i 10</text:span> 参数指示 <text:span text:style-name="Source_20_Text">pvmove</text:span> 每 10 秒报告一次状态。根据要转移的数据量，这个操作可能要花费几分钟（甚至几小时）。还可以使用 <text:span text:style-name="Source_20_Text">-b</text:span> 参数将这个操作转到后台执行。在后台执行的情况下，状态报告会发送到系统日志。 </text:p>
      <text:p text:style-name="Text_20_body">如果没有足以进行 <text:span text:style-name="Source_20_Text">pvmove</text:span> 操作的连续空闲区段，那么可以在 VG 中<text:span text:style-name="Emphasis">添加</text:span> 一个或多个磁盘/分区，从而形成 <text:span text:style-name="Source_20_Text">pvmove</text:span> 所需的连续空间。 </text:p>
      <text:p text:style-name="Text_20_body"><text:span text:style-name="Strong_20_Emphasis">其他有用的 LVM 操作</text:span> <text:line-break/>关于下面这些 LVM 操作的细节，请查阅手册页： </text:p>
      <text:list text:style-name="L6">
        <text:list-item>
          <text:p text:style-name="P22"><text:span text:style-name="Source_20_Text">pvresize</text:span>：如果底层分区也已经扩展了，那么可以用这个操作扩展 PV；如果分配图允许的话，它也可以缩小 PV。 </text:p>
        </text:list-item>
        <text:list-item>
          <text:p text:style-name="P22"><text:span text:style-name="Source_20_Text">pvremove</text:span>：销毁 PV（清空它的元数据）。只有在用 <text:span text:style-name="Source_20_Text">vgreduce</text:span> 从 VG 中删除 PV <text:span text:style-name="Emphasis">之后</text:span>，才能使用这个操作。 </text:p>
        </text:list-item>
        <text:list-item>
          <text:p text:style-name="P22"><text:span text:style-name="Source_20_Text">vgreduce</text:span>：从卷组中删除未分配的 PV，这会减小 VG。 </text:p>
        </text:list-item>
        <text:list-item>
          <text:p text:style-name="P22"><text:span text:style-name="Source_20_Text">vgmerge</text:span>：将两个 VG 合并成一个。目标 VG 可以是在线的！ </text:p>
        </text:list-item>
        <text:list-item>
          <text:p text:style-name="P22"><text:span text:style-name="Source_20_Text">vgsplit</text:span>：分割一个卷组。 </text:p>
        </text:list-item>
        <text:list-item>
          <text:p text:style-name="P22"><text:span text:style-name="Source_20_Text">vgchange</text:span>：修改一个 VG 的属性和权限。 </text:p>
        </text:list-item>
        <text:list-item>
          <text:p text:style-name="P22"><text:span text:style-name="Source_20_Text">lvchange</text:span>：修改一个 LV 的属性和权限。 </text:p>
        </text:list-item>
        <text:list-item>
          <text:p text:style-name="P8"><text:span text:style-name="Source_20_Text">lvconvert</text:span>：在线性卷和镜像或快照之间进行转换。 </text:p>
        </text:list-item>
      </text:list>
      <text:p text:style-name="Text_20_body"><text:bookmark text:name="N103B7"/>用快照执行备份</text:p>
      <text:p text:style-name="Text_20_body">如果在备份过程期间数据没有发生变化，那么就能够获得一致的备份。如果不在备份期间停止系统，就很难保证数据没有变化。 </text:p>
      <text:p text:style-name="Text_20_body">Linux LVM 实现了一种称为<text:span text:style-name="Emphasis">快照（Snapshot）</text:span>的 特性，它的作用就像是 “拍摄” 逻辑卷在某一时刻的照片。通过使用快照， 可以获得同一 LV 的两个拷贝 —— 一个可以用于备份，另一个继续用于日常操作。 </text:p>
      <text:p text:style-name="Text_20_body">快照有两大优点：</text:p>
      <text:list text:style-name="L7">
        <text:list-item>
          <text:p text:style-name="P29">快照的创建非常快，不需要停止生产环境。 </text:p>
        </text:list-item>
        <text:list-item>
          <text:p text:style-name="P9">建立两个拷贝，但是它们的大小并不一样。快照使用的空间仅仅是存储两个 LV 之间的差异所需的空间。 </text:p>
        </text:list-item>
      </text:list>
      <text:p text:style-name="Text_20_body">快照由一个<text:span text:style-name="Emphasis">例外列表（exception list）</text:span>来实现，每当 LV 之间出现差异时就会更新这个列表（正式<text:soft-page-break/>的说法是 <text:span text:style-name="Emphasis">CoW，Copy-on-Write</text:span>）。 </text:p>
      <text:p text:style-name="Text_20_body"><text:bookmark text:name="N103DD"/>创建新的快照</text:p>
      <text:p text:style-name="Text_20_body">创建新的快照 LV 也是使用 <text:span text:style-name="Source_20_Text">lvcreate</text:span> 命令，但是要指定 <text:span text:style-name="Source_20_Text">-s</text:span> 参数和<text:span text:style-name="Emphasis">原来的</text:span> LV。在这种情况下，<text:span text:style-name="Source_20_Text">-L size</text:span> 指定例外列表的大小，这影响快照支持的最大差异量，如果差异超过这个量，就无法保持一致性。 </text:p>
      <text:p text:style-name="P10"><text:line-break/><text:bookmark text:name="listing14"/><text:span text:style-name="Strong_20_Emphasis">清单 14. 建立快照</text:span></text:p>
      <table:table table:name="Table16" table:style-name="Table16">
        <table:table-column table:style-name="Table16.A"/>
        <table:table-row>
          <table:table-cell table:style-name="Table16.A1" office:value-type="string">
            <text:p text:style-name="Preformatted_20_Text"><text:s text:c="16"/></text:p>
            <text:p text:style-name="Preformatted_20_Text">#create a Snapshot LV called 'snap' from origin LV 'test'</text:p>
            <text:p text:style-name="P2">lvcreate -s -L 2G -n snap/dev/test-volume/test</text:p>
          </table:table-cell>
        </table:table-row>
      </table:table>
      <text:p text:style-name="Text_20_body"/>
      <text:p text:style-name="Text_20_body">可以使用 <text:span text:style-name="Source_20_Text">lvdisplay</text:span> 查询特殊信息，比如 CoW 的大小和使用情况： </text:p>
      <text:p text:style-name="P10"><text:line-break/><text:bookmark text:name="listing15"/><text:span text:style-name="Strong_20_Emphasis">清单 15. CoW 的大小和使用情况</text:span></text:p>
      <table:table table:name="Table17" table:style-name="Table17">
        <table:table-column table:style-name="Table17.A"/>
        <table:table-row>
          <table:table-cell table:style-name="Table17.A1" office:value-type="string">
            <text:p text:style-name="Preformatted_20_Text"><text:s text:c="16"/></text:p>
            <text:p text:style-name="Preformatted_20_Text">lvdisplay /dev/vg00/snap</text:p>
            <text:p text:style-name="Preformatted_20_Text"><text:s text:c="2"/>--- Logical volume ---</text:p>
            <text:p text:style-name="Preformatted_20_Text"><text:s text:c="2"/>LV Name <text:s text:c="15"/>/dev/vg00/snap</text:p>
            <text:p text:style-name="Preformatted_20_Text"><text:s text:c="2"/>VG Name <text:s text:c="15"/>vg00</text:p>
            <text:p text:style-name="Preformatted_20_Text"><text:s text:c="2"/>LV UUID <text:s text:c="15"/>QHVJYh-PR3s-A4SG-s4Aa-MyWN-Ra7a-HL47KL</text:p>
            <text:p text:style-name="Preformatted_20_Text"><text:s text:c="2"/>LV Write Access <text:s text:c="7"/>read/write</text:p>
            <text:p text:style-name="Preformatted_20_Text"><text:s text:c="2"/>LV snapshot status <text:s text:c="4"/>active destination for /dev/vg00/test</text:p>
            <text:p text:style-name="Preformatted_20_Text"><text:s text:c="2"/>LV Status <text:s text:c="13"/>available</text:p>
            <text:p text:style-name="Preformatted_20_Text"><text:s text:c="2"/># open <text:s text:c="16"/>0</text:p>
            <text:p text:style-name="Preformatted_20_Text"><text:s text:c="2"/>LV Size <text:s text:c="15"/>4.00 GB</text:p>
            <text:p text:style-name="Preformatted_20_Text"><text:s text:c="2"/>Current LE <text:s text:c="12"/>1024</text:p>
            <text:p text:style-name="Preformatted_20_Text"><text:s text:c="2"/>COW-table size <text:s text:c="8"/>2.00 GB</text:p>
            <text:p text:style-name="Preformatted_20_Text"><text:s text:c="2"/>COW-table LE <text:s text:c="10"/>512</text:p>
            <text:p text:style-name="Preformatted_20_Text"><text:s text:c="2"/>Allocated to snapshot <text:s/>54.16%</text:p>
            <text:p text:style-name="Preformatted_20_Text"><text:s text:c="2"/>Snapshot chunk size <text:s text:c="3"/>8.00 KB</text:p>
            <text:p text:style-name="Preformatted_20_Text"><text:s text:c="2"/>Segments <text:s text:c="14"/>1</text:p>
            <text:p text:style-name="Preformatted_20_Text"><text:s text:c="2"/>Allocation <text:s text:c="12"/>inherit</text:p>
            <text:p text:style-name="Preformatted_20_Text"><text:s text:c="2"/>Read ahead sectors <text:s text:c="4"/>0</text:p>
            <text:p text:style-name="P2"><text:s text:c="2"/>Block device <text:s text:c="10"/>254:5</text:p>
          </table:table-cell>
        </table:table-row>
      </table:table>
      <text:p text:style-name="Text_20_body"/>
      <text:p text:style-name="Text_20_body">清单 15 表明这个 CoW 的大小为 2GB，其中的 54.16 % 已经使用了。 </text:p>
      <text:p text:style-name="Text_20_body">对于所有日常操作，快照看起来<text:span text:style-name="Emphasis">就是</text:span> 原 LV 的一个拷贝。如果已经建立了文件系统的话，可以用以下命令挂载它： </text:p>
      <table:table table:name="Table18" table:style-name="Table18">
        <table:table-column table:style-name="Table18.A"/>
        <table:table-row>
          <table:table-cell table:style-name="Table18.A1" office:value-type="string">
            <text:p text:style-name="Preformatted_20_Text">#mount snapshot volume</text:p>
            <text:p text:style-name="P2">mount -o ro /dev/test-volume/test /mnt/snap</text:p>
          </table:table-cell>
        </table:table-row>
      </table:table>
      <text:p text:style-name="Text_20_body"/>
      <text:p text:style-name="Text_20_body">在这个命令中，<text:span text:style-name="Source_20_Text">ro</text:span> 标志表示将它挂载为只读的。可以在 <text:span text:style-name="Source_20_Text">lvcreate</text:span> 命令后面加上 <text:span text:style-name="Source_20_Text">-p r</text:span>，这样就在 LVM 级将它设置为只读的。 </text:p>
      <text:p text:style-name="Text_20_body">挂载文件系统之后，就可以用 <text:span text:style-name="Source_20_Text">tar</text:span>、<text:span text:style-name="Source_20_Text">rsync</text:span> 或其他备份工具执行备份。如果 LV 不包含文件系统，或者需要原始备份，那么也可以在这个设备节点上直接使用 <text:span text:style-name="Source_20_Text">dd</text:span>。 </text:p>
      <text:p text:style-name="Text_20_body"><text:soft-page-break/>复制过程完成之后，就不需要快照了，这时只需用 <text:span text:style-name="Source_20_Text">lvremove</text:span> 卸载并销毁它： </text:p>
      <table:table table:name="Table19" table:style-name="Table19">
        <table:table-column table:style-name="Table19.A"/>
        <table:table-row>
          <table:table-cell table:style-name="Table19.A1" office:value-type="string">
            <text:p text:style-name="Preformatted_20_Text">#remove snapshot</text:p>
            <text:p text:style-name="Preformatted_20_Text">lvremove /dev/test-volume/snap</text:p>
            <text:p text:style-name="P2"><text:s/></text:p>
          </table:table-cell>
        </table:table-row>
      </table:table>
      <text:p text:style-name="Text_20_body"/>
      <text:p text:style-name="Text_20_body">如果数据库建立在 LV 上，并且需要一个一致的备份，那么一定要刷新表并在获得读取锁（read-lock）的情况下建立快照卷（见下面的伪代码）： </text:p>
      <table:table table:name="Table20" table:style-name="Table20">
        <table:table-column table:style-name="Table20.A"/>
        <table:table-row>
          <table:table-cell table:style-name="Table20.A1" office:value-type="string">
            <text:p text:style-name="Preformatted_20_Text">SQL&gt; flush tables read lock</text:p>
            <text:p text:style-name="Preformatted_20_Text">{create Snapshot}</text:p>
            <text:p text:style-name="Preformatted_20_Text">SQL&gt; release read lock</text:p>
            <text:p text:style-name="Preformatted_20_Text">{start copy process from the snapshot LV}</text:p>
            <text:p text:style-name="P2"><text:s/></text:p>
          </table:table-cell>
        </table:table-row>
      </table:table>
      <text:p text:style-name="Text_20_body"/>
      <text:p text:style-name="Text_20_body"><text:bookmark text:name="N10450"/>备份脚本示例</text:p>
      <text:p text:style-name="Text_20_body">清单 16 中的脚本直接取自我的笔记本电脑，我在这个脚本中使用 <text:span text:style-name="Source_20_Text">rsync</text:span> 向一台远程服务器执行每日备份。这个脚本并不适合企业环境；在企业环境中，带历史记录的增量备份更合适，但概念是相同的。 </text:p>
      <text:p text:style-name="P10"><text:line-break/><text:bookmark text:name="listing16"/><text:span text:style-name="Strong_20_Emphasis">清单 16. 简单的备份脚本示例</text:span></text:p>
      <table:table table:name="Table21" table:style-name="Table21">
        <table:table-column table:style-name="Table21.A"/>
        <table:table-row>
          <table:table-cell table:style-name="Table21.A1" office:value-type="string">
            <text:p text:style-name="Preformatted_20_Text"><text:s text:c="16"/></text:p>
            <text:p text:style-name="Preformatted_20_Text">#!/bin/sh</text:p>
            <text:p text:style-name="Preformatted_20_Text"># we need the dm-snapshot module</text:p>
            <text:p text:style-name="Preformatted_20_Text">modprobe dm-snapshot</text:p>
            <text:p text:style-name="Preformatted_20_Text">if [ -e /dev/vg00/home-snap ]</text:p>
            <text:p text:style-name="Preformatted_20_Text">then</text:p>
            <text:p text:style-name="Preformatted_20_Text"><text:s text:c="2"/># remove left-overs, if any</text:p>
            <text:p text:style-name="Preformatted_20_Text"><text:s text:c="2"/>umount -f /mnt/home-snap &amp;&amp; true</text:p>
            <text:p text:style-name="Preformatted_20_Text"><text:s text:c="2"/>lvremove -f /dev/vg00/home-snap</text:p>
            <text:p text:style-name="Preformatted_20_Text">fi</text:p>
            <text:p text:style-name="Preformatted_20_Text"># create snapshot, 1GB CoW space</text:p>
            <text:p text:style-name="Preformatted_20_Text"># that should be sufficient for accommodating changes during copy</text:p>
            <text:p text:style-name="Preformatted_20_Text">lvcreate -vs -p r -n home-snap -L 1G /dev/vg00/home</text:p>
            <text:p text:style-name="Preformatted_20_Text">mkdir -p /mnt/home-snap</text:p>
            <text:p text:style-name="Preformatted_20_Text"># mount recently-created snapshot as read-only</text:p>
            <text:p text:style-name="Preformatted_20_Text">mount -o ro /dev/vg00/home-snap /mnt/home-snap</text:p>
            <text:p text:style-name="Preformatted_20_Text"># magical rsync command__rsync -avhzPCi --delete -e "ssh -i /home/klausk/.ssh/id_rsa" \</text:p>
            <text:p text:style-name="Preformatted_20_Text"><text:s text:c="6"/>--filter '- .Trash/' --filter '- *~' \</text:p>
            <text:p text:style-name="Preformatted_20_Text"><text:s text:c="6"/>--filter '- .local/share/Trash/' \</text:p>
            <text:p text:style-name="Preformatted_20_Text"><text:s text:c="6"/>--filter '- *.mp3' --filter '- *Cache*' --filter '- *cache*' \</text:p>
            <text:p text:style-name="Preformatted_20_Text"><text:s text:c="6"/>/mnt/home-snap/klausk klausk2@pokgsa.ibm.comThis e-mail address is being protected </text:p>
            <text:p text:style-name="Preformatted_20_Text"><text:s text:c="6"/>from spam bots, you need JavaScript enabled to view it :bkp/</text:p>
            <text:p text:style-name="Preformatted_20_Text"># unmount and scrap snapshot LV</text:p>
            <text:p text:style-name="Preformatted_20_Text">umount /mnt/home-snap</text:p>
            <text:p text:style-name="P2">lvremove -f /dev/vg00/home-snap</text:p>
          </table:table-cell>
        </table:table-row>
      </table:table>
      <text:p text:style-name="Text_20_body"/>
      <text:p text:style-name="Text_20_body">在某些特殊情况下，无法估计备份周期或者复制过程很长，那么脚本可以用 <text:span text:style-name="Source_20_Text">lvdisplay</text:span> 查询 Snapshot CoW 的使用情况并根据需要扩展这个 LV。在极端情况下， 可以让快照与原 LV 同样大 —— 这样就不需要执行查询，因为变化量不会比整个卷更大！ </text:p>
      <text:p text:style-name="Text_20_body"><text:soft-page-break/><office:annotation><dc:date>2007-12-05T00:00:00</dc:date><text:p>&lt;!--START RESERVED FOR FUTURE USE INCLUDE FILES--&gt;</text:p></office:annotation><office:annotation><dc:date>2007-12-05T00:00:00</dc:date><text:p>include java script once we verify teams wants to use this and it will work on dbcs and cyrillic characters</text:p></office:annotation><office:annotation><dc:date>2007-12-05T00:00:00</dc:date><text:p>&lt;!--END RESERVED FOR FUTURE USE INCLUDE FILES--&gt;</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1" style:display-name="Heading 1" style:family="paragraph" style:parent-style-name="Heading" style:next-style-name="Text_20_body" style:class="text" style:default-outline-level="1">
      <style:text-properties style:font-name="Liberation Serif" fo:font-size="24pt" fo:font-weight="bold" style:font-name-asian="DejaVu LGC Sans"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style:font-name-asian="Liberation Mono" style:font-name-complex="Liberation Mono"/>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5783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sunliguo</meta:initial-creator>
    <meta:creation-date>2007-12-05T14:35:46</meta:creation-date>
    <dc:creator>sunliguo</dc:creator>
    <dc:date>2007-12-05T15:40:00</dc:date>
    <meta:editing-cycles>13</meta:editing-cycles>
    <meta:editing-duration>PT52M59S</meta:editing-duration>
    <meta:user-defined meta:name="Info 1"/>
    <meta:user-defined meta:name="Info 2"/>
    <meta:user-defined meta:name="Info 3"/>
    <meta:user-defined meta:name="Info 4"/>
    <meta:document-statistic meta:table-count="21" meta:image-count="6" meta:object-count="0" meta:page-count="13" meta:paragraph-count="361" meta:word-count="2208" meta:character-count="15134"/>
  </office:meta>
</office:document-meta>
</file>